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1714f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68ea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b39e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368eac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1bb2c2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6ded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b39eb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185842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3b39eb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b39eb" officeooo:paragraph-rsid="003b39eb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ecc58" officeooo:paragraph-rsid="003ecc58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402562" officeooo:paragraph-rsid="00402562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a933" loext:opacity="100%" style:font-name="Futura Std Condensed Light" fo:font-size="14pt" fo:language="en" fo:country="US" style:text-underline-style="none" officeooo:rsid="0036ded6" officeooo:paragraph-rsid="0042bfd3" style:font-size-asian="12.25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14f3"/>
    </style:style>
    <style:style style:name="T5" style:family="text">
      <style:text-properties fo:color="#c9211e" loext:opacity="100%" officeooo:rsid="00185842"/>
    </style:style>
    <style:style style:name="T6" style:family="text">
      <style:text-properties fo:color="#c9211e" loext:opacity="100%" officeooo:rsid="001d61c2"/>
    </style:style>
    <style:style style:name="T7" style:family="text">
      <style:text-properties fo:color="#c9211e" loext:opacity="100%" officeooo:rsid="002b647e"/>
    </style:style>
    <style:style style:name="T8" style:family="text">
      <style:text-properties fo:color="#c9211e" loext:opacity="100%" officeooo:rsid="0039ea5d"/>
    </style:style>
    <style:style style:name="T9" style:family="text">
      <style:text-properties fo:color="#c9211e" loext:opacity="100%" officeooo:rsid="003b39eb"/>
    </style:style>
    <style:style style:name="T10" style:family="text">
      <style:text-properties fo:color="#c9211e" loext:opacity="100%" officeooo:rsid="003cd436"/>
    </style:style>
    <style:style style:name="T11" style:family="text">
      <style:text-properties fo:color="#c9211e" loext:opacity="100%" officeooo:rsid="003fc852"/>
    </style:style>
    <style:style style:name="T12" style:family="text">
      <style:text-properties fo:color="#c9211e" loext:opacity="100%" officeooo:rsid="00402562"/>
    </style:style>
    <style:style style:name="T13" style:family="text">
      <style:text-properties fo:color="#c9211e" loext:opacity="100%" officeooo:rsid="004111e2"/>
    </style:style>
    <style:style style:name="T14" style:family="text">
      <style:text-properties fo:color="#3465a4" loext:opacity="100%" style:text-underline-style="solid" style:text-underline-width="auto" style:text-underline-color="font-color" officeooo:rsid="001d61c2"/>
    </style:style>
    <style:style style:name="T15" style:family="text">
      <style:text-properties fo:color="#3465a4" loext:opacity="100%" officeooo:rsid="00224fc2"/>
    </style:style>
    <style:style style:name="T16" style:family="text">
      <style:text-properties fo:color="#3465a4" loext:opacity="100%" officeooo:rsid="0025bc18"/>
    </style:style>
    <style:style style:name="T17" style:family="text">
      <style:text-properties fo:color="#3465a4" loext:opacity="100%" officeooo:rsid="0025dcb4"/>
    </style:style>
    <style:style style:name="T18" style:family="text">
      <style:text-properties fo:color="#3465a4" loext:opacity="100%" officeooo:rsid="003b39eb"/>
    </style:style>
    <style:style style:name="T19" style:family="text">
      <style:text-properties fo:color="#3465a4" loext:opacity="100%" officeooo:rsid="003cd436"/>
    </style:style>
    <style:style style:name="T20" style:family="text">
      <style:text-properties fo:color="#3465a4" loext:opacity="100%" officeooo:rsid="003ecc58"/>
    </style:style>
    <style:style style:name="T21" style:family="text">
      <style:text-properties officeooo:rsid="00185842"/>
    </style:style>
    <style:style style:name="T22" style:family="text">
      <style:text-properties style:text-position="super 58%" style:font-name="Futura Std Condensed1" officeooo:rsid="00185842"/>
    </style:style>
    <style:style style:name="T23" style:family="text">
      <style:text-properties style:text-position="super 58%" style:font-name="Futura Std Condensed" officeooo:rsid="0038d692"/>
    </style:style>
    <style:style style:name="T24" style:family="text">
      <style:text-properties officeooo:rsid="001a417d"/>
    </style:style>
    <style:style style:name="T25" style:family="text">
      <style:text-properties officeooo:rsid="001c607d"/>
    </style:style>
    <style:style style:name="T26" style:family="text">
      <style:text-properties officeooo:rsid="001d61c2"/>
    </style:style>
    <style:style style:name="T27" style:family="text">
      <style:text-properties officeooo:rsid="002fe99e"/>
    </style:style>
    <style:style style:name="T28" style:family="text">
      <style:text-properties officeooo:rsid="003542b7"/>
    </style:style>
    <style:style style:name="T29" style:family="text">
      <style:text-properties officeooo:rsid="00368eac"/>
    </style:style>
    <style:style style:name="T30" style:family="text">
      <style:text-properties officeooo:rsid="001f8109"/>
    </style:style>
    <style:style style:name="T31" style:family="text">
      <style:text-properties officeooo:rsid="0036ded6"/>
    </style:style>
    <style:style style:name="T32" style:family="text">
      <style:text-properties officeooo:rsid="0039ea5d"/>
    </style:style>
    <style:style style:name="T33" style:family="text">
      <style:text-properties officeooo:rsid="003b39eb"/>
    </style:style>
    <style:style style:name="T34" style:family="text">
      <style:text-properties officeooo:rsid="003cd436"/>
    </style:style>
    <style:style style:name="T35" style:family="text">
      <style:text-properties officeooo:rsid="003fc852"/>
    </style:style>
    <style:style style:name="T36" style:family="text">
      <style:text-properties officeooo:rsid="00402562"/>
    </style:style>
    <style:style style:name="T37" style:family="text">
      <style:text-properties officeooo:rsid="004111e2"/>
    </style:style>
    <style:style style:name="T38" style:family="text">
      <style:text-properties fo:color="#00a933" loext:opacity="100%"/>
    </style:style>
    <style:style style:name="T39" style:family="text">
      <style:text-properties style:font-name="Futura Std Condensed1"/>
    </style:style>
    <style:style style:name="T40" style:family="text">
      <style:text-properties style:font-name="Futura Std Condensed1" officeooo:rsid="00185842"/>
    </style:style>
    <style:style style:name="T41" style:family="text">
      <style:text-properties style:font-name="Futura Std Condensed"/>
    </style:style>
    <style:style style:name="T42" style:family="text">
      <style:text-properties style:font-name="Futura Std Condensed" officeooo:rsid="0038d692"/>
    </style:style>
    <style:style style:name="T43" style:family="text">
      <style:text-properties officeooo:rsid="004abe6b"/>
    </style:style>
    <style:style style:name="T44" style:family="text">
      <style:text-properties style:text-underline-style="solid" style:text-underline-width="auto" style:text-underline-color="font-color" officeooo:rsid="004abe6b"/>
    </style:style>
    <style:style style:name="T45" style:family="text">
      <style:text-properties officeooo:rsid="004b5985"/>
    </style:style>
    <style:style style:name="T46" style:family="text">
      <style:text-properties officeooo:rsid="004c2c3e"/>
    </style:style>
    <style:style style:name="T47" style:family="text">
      <style:text-properties officeooo:rsid="004daf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16"/>
      <text:p text:style-name="P1"/>
      <text:p text:style-name="P2"><text:span text:style-name="T40">1</text:span><text:span text:style-name="T22">st</text:span><text:span text:style-name="T40"> </text:span><text:span text:style-name="T39">set</text:span>:</text:p>
      <text:p text:style-name="P4"><text:tab/>1 <text:span text:style-name="T24">– Glitch_Effect_A (</text:span><text:span text:style-name="T7">a</text:span><text:span text:style-name="T6">ll params</text:span><text:span text:style-name="T17"> </text:span><text:span text:style-name="T26">can be animated </text:span><text:span text:style-name="T18">except Overlay, Scanlines Width, Grille Opacity, Resolution, Pixelate, Roll, Roll Speed, </text:span><text:span text:style-name="T19">Roll Variation, Noise Opacity, Noise Speed, </text:span><text:span text:style-name="T20">Discolor, Warp Amount, Clip Wrap, Vignette Intensity and Vignette Opacity</text:span><text:span text:style-name="T24">)</text:span></text:p>
      <text:p text:style-name="P4"><text:tab/><text:tab/><text:span text:style-name="T9">Scanlines Opacity</text:span><text:span text:style-name="T33">: 0 → 1</text:span></text:p>
      <text:p text:style-name="P13"><text:tab/><text:tab/><text:span text:style-name="T3">Roll size</text:span>: <text:span text:style-name="T47">6</text:span> → 1</text:p>
      <text:p text:style-name="P13"><text:tab/><text:tab/><text:span text:style-name="T10">Distort Intensity</text:span><text:span text:style-name="T34">: 0,00</text:span><text:span text:style-name="T46">2</text:span><text:span text:style-name="T34"> → 0,</text:span><text:span text:style-name="T47">2</text:span></text:p>
      <text:p text:style-name="P13"><text:tab/><text:tab/><text:span text:style-name="T10">Static Noise Intensity</text:span><text:span text:style-name="T34">: 0 → 1</text:span></text:p>
      <text:p text:style-name="P14"><text:tab/><text:tab/><text:span text:style-name="T3">Aberration</text:span>: 0→ 0,1 <text:span text:style-name="T38">or</text:span> 0 → -0,1</text:p>
      <text:p text:style-name="P14"><text:tab/><text:tab/><text:span text:style-name="T3">Brightness</text:span>: 1 → 0,<text:span text:style-name="T46">25</text:span> <text:span text:style-name="T38">or</text:span> 1 → 1,<text:span text:style-name="T46">3</text:span></text:p>
      <text:p text:style-name="P14"><text:tab/><text:tab/><text:span text:style-name="T3">Saturation</text:span>: 0 → -<text:span text:style-name="T46">0,5</text:span> <text:span text:style-name="T38">or</text:span> 0 → <text:span text:style-name="T46">0,75</text:span></text:p>
      <text:p text:style-name="P14"><text:tab/><text:tab/><text:span text:style-name="T3">Contrast</text:span>: 1 → 0,2<text:span text:style-name="T46">5</text:span> <text:span text:style-name="T38">or</text:span> 1 → 1,<text:span text:style-name="T46">3</text:span></text:p>
      <text:p text:style-name="P17">- We randomly choose to go toward max value or min value when starting point is different than min or max value <text:span text:style-name="T44">and</text:span><text:span text:style-name="T43"> make sure that two go toward min value and two toward max value.</text:span></text:p>
      <text:p text:style-name="P4"><text:tab/><text:tab/></text:p>
      <text:p text:style-name="P3"><text:tab/>2 <text:span text:style-name="T26">– TV (</text:span><text:span text:style-name="T7">a</text:span><text:span text:style-name="T6">ll params</text:span><text:span text:style-name="T17"> </text:span><text:span text:style-name="T26">can be animated </text:span><text:span text:style-name="T14">except Scanlines Opt</text:span><text:span text:style-name="T26">):</text:span></text:p>
      <text:p text:style-name="P3"><text:tab/><text:tab/><text:span text:style-name="T8">Vert Jerk Opt</text:span><text:span text:style-name="T32">: 0,1 → 1</text:span></text:p>
      <text:p text:style-name="P3"><text:tab/><text:tab/><text:span text:style-name="T8">Vert Movement Opt</text:span><text:span text:style-name="T32">: 0 → 1</text:span></text:p>
      <text:p text:style-name="P3"><text:tab/><text:tab/><text:span text:style-name="T8">Bottom Static Opt</text:span><text:span text:style-name="T32">: 0 → 5</text:span></text:p>
      <text:p text:style-name="P3"><text:tab/><text:tab/><text:span text:style-name="T8">Bottom Static Strenth</text:span><text:span text:style-name="T32">: 0 → 1,5</text:span></text:p>
      <text:p text:style-name="P3"><text:tab/><text:tab/><text:span text:style-name="T8">Rgb Offset Opt</text:span><text:span text:style-name="T32">: 0→ 2</text:span></text:p>
      <text:p text:style-name="P3"><text:tab/><text:tab/><text:span text:style-name="T8">Horz Fuzz Opt</text:span><text:span text:style-name="T32">: 0,1 → 5</text:span></text:p>
      <text:p text:style-name="P3"/>
      <text:p text:style-name="P3"><text:tab/><text:span text:style-name="T29">3 </text:span><text:span text:style-name="T25">– </text:span>CRT<text:span text:style-name="T28">2</text:span> <text:span text:style-name="T25">(</text:span><text:span text:style-name="T9">NO ANIMATION</text:span><text:span text:style-name="T25">)</text:span></text:p>
      <text:p text:style-name="P5"/>
      <text:p text:style-name="P11"><text:span text:style-name="T42">2</text:span><text:span text:style-name="T23">nd</text:span><text:span text:style-name="T41"> set</text:span>:</text:p>
      <text:p text:style-name="P7"><text:tab/><text:span text:style-name="T30">1 </text:span><text:span text:style-name="T2">– VHS </text:span><text:span text:style-name="T1">(</text:span><text:span text:style-name="T4">all params</text:span><text:span text:style-name="T17"> </text:span><text:span text:style-name="T1">can be animated)</text:span></text:p>
      <text:p text:style-name="P7"><text:tab/><text:tab/><text:span text:style-name="T11">Tape Wave Amount</text:span><text:span text:style-name="T35">: 0 → 0,4</text:span></text:p>
      <text:p text:style-name="P7"><text:tab/><text:tab/><text:span text:style-name="T11">Tape Crease Amount</text:span><text:span text:style-name="T35">: 0 → 15</text:span></text:p>
      <text:p text:style-name="P7"><text:tab/><text:tab/><text:span text:style-name="T11">Color displacement</text:span><text:span text:style-name="T35">: 0 → 5</text:span></text:p>
      <text:p text:style-name="P7"><text:tab/><text:tab/><text:span text:style-name="T11">Lines Velocity</text:span><text:span text:style-name="T35">: 0 → 5</text:span></text:p>
      <text:p text:style-name="P7"><text:tab/><text:tab/></text:p>
      <text:p text:style-name="P7"><text:tab/><text:span text:style-name="T2">2 </text:span><text:span text:style-name="T21">– Glitch_Effect_B (</text:span><text:span text:style-name="T5">all params</text:span><text:span text:style-name="T16"> </text:span><text:span text:style-name="T21">can be animated)</text:span></text:p>
      <text:p text:style-name="P7"><text:tab/><text:tab/><text:span text:style-name="T11">Shake Power</text:span><text:span text:style-name="T35">: 0 → 0,1</text:span></text:p>
      <text:p text:style-name="P7"><text:tab/><text:tab/><text:span text:style-name="T11">Shake Rate</text:span><text:span text:style-name="T35">: 0 → 0,4</text:span></text:p>
      <text:p text:style-name="P7"><text:tab/><text:tab/><text:span text:style-name="T11">Shake Speed</text:span><text:span text:style-name="T35">: 10 → 0</text:span></text:p>
      <text:p text:style-name="P7"><text:tab/><text:tab/><text:span text:style-name="T12">Shake Block Size</text:span><text:span text:style-name="T36">: 4 → 100</text:span></text:p>
      <text:p text:style-name="P15"><text:tab/><text:tab/><text:span text:style-name="T3">Shake Color Rate</text:span>: 0 → 0,03</text:p>
      <text:p text:style-name="P7"/>
      <text:p text:style-name="P12"><text:soft-page-break/><text:tab/><text:span text:style-name="T27">3</text:span><text:span text:style-name="T2"> – </text:span><text:span text:style-name="T1">CRT</text:span><text:span text:style-name="T28">2</text:span><text:span text:style-name="T1"> </text:span><text:span text:style-name="T25">(</text:span><text:span text:style-name="T9">NO ANIMATION</text:span><text:span text:style-name="T25">)</text:span></text:p>
      <text:p text:style-name="P6"/>
      <text:p text:style-name="P8"><text:span text:style-name="T42">3</text:span><text:span text:style-name="T23">rd</text:span><text:span text:style-name="T41"> set</text:span>:</text:p>
      <text:p text:style-name="P9"><text:tab/><text:span text:style-name="T31">1</text:span><text:span text:style-name="T1"> – Glitch (</text:span><text:span text:style-name="T4">all params</text:span><text:span text:style-name="T15"> </text:span><text:span text:style-name="T1">can be animated)</text:span></text:p>
      <text:p text:style-name="P9"><text:tab/><text:tab/><text:span text:style-name="T12">Scan Line Jitter</text:span><text:span text:style-name="T36">: 0,2</text:span><text:span text:style-name="T45">5</text:span><text:span text:style-name="T36"> → 1</text:span></text:p>
      <text:p text:style-name="P9"><text:tab/><text:tab/><text:span text:style-name="T12">Vertical Jump</text:span><text:span text:style-name="T36">: 0,</text:span><text:span text:style-name="T45">01</text:span><text:span text:style-name="T36"> → </text:span><text:span text:style-name="T37">0,4</text:span></text:p>
      <text:p text:style-name="P9"><text:tab/><text:tab/><text:span text:style-name="T13">Horizontal Shake</text:span><text:span text:style-name="T37">: 0 → 0,5</text:span></text:p>
      <text:p text:style-name="P9"><text:tab/><text:tab/><text:span text:style-name="T13">Color Drift</text:span><text:span text:style-name="T37">: 0 → 0,5</text:span></text:p>
      <text:p text:style-name="P9"/>
      <text:p text:style-name="P10"><text:tab/><text:span text:style-name="T25">2 – </text:span><text:span text:style-name="T1">CRT</text:span><text:span text:style-name="T28">2</text:span><text:span text:style-name="T1"> </text:span><text:span text:style-name="T25">(</text:span><text:span text:style-name="T9">NO ANIMATION</text:span><text:span text:style-name="T25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3-09-17T11:53:35.829000000</dc:date>
    <meta:editing-duration>PT3H38M25S</meta:editing-duration>
    <meta:editing-cycles>22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2" meta:word-count="278" meta:character-count="1450" meta:non-whitespace-character-count="1138"/>
  </office:meta>
</office:document-meta>
</file>